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Heading_20_1">
      <style:paragraph-properties fo:margin-left="0in" fo:margin-right="0in" fo:margin-top="0in" fo:margin-bottom="0.0972in" style:contextual-spacing="false" fo:line-height="120%" fo:orphans="2" fo:widows="2" fo:text-indent="0in" style:auto-text-indent="false"/>
      <style:text-properties fo:font-variant="normal" fo:text-transform="none" fo:color="#ffffff" loext:opacity="100%" style:font-name="Poppins" fo:letter-spacing="normal" fo:font-style="normal" fo:font-weight="normal" fo:background-color="transparent"/>
    </style:style>
    <style:style style:name="P2" style:family="paragraph" style:parent-style-name="Heading_20_3">
      <style:paragraph-properties fo:margin-left="0.3126in" fo:margin-right="0in" fo:margin-top="0.3126in" fo:margin-bottom="0.2083in" style:contextual-spacing="false" fo:line-height="120%" fo:orphans="2" fo:widows="2" fo:text-indent="0in" style:auto-text-indent="false"/>
      <style:text-properties fo:font-variant="normal" fo:text-transform="none" fo:color="#ffffff" loext:opacity="100%" fo:letter-spacing="normal" fo:background-color="transparent"/>
    </style:style>
    <style:style style:name="P3" style:family="paragraph" style:parent-style-name="Text_20_body">
      <style:paragraph-properties fo:margin-left="0.3126in" fo:margin-right="0in" fo:margin-top="0in" fo:margin-bottom="0.0972in" style:contextual-spacing="false" fo:orphans="2" fo:widows="2" fo:text-indent="0in" style:auto-text-indent="false"/>
    </style:style>
    <style:style style:name="P4" style:family="paragraph" style:parent-style-name="Heading_20_3">
      <style:paragraph-properties fo:margin-left="0.3126in" fo:margin-right="0in" fo:margin-top="0.3126in" fo:margin-bottom="0.2083in" style:contextual-spacing="false" fo:line-height="120%" fo:orphans="2" fo:widows="2" fo:text-indent="0in" style:auto-text-indent="false"/>
    </style:style>
    <style:style style:name="P5" style:family="paragraph" style:parent-style-name="Heading_20_2">
      <style:paragraph-properties fo:margin-left="0.3126in" fo:margin-right="0in" fo:margin-top="0.5209in" fo:margin-bottom="0.4165in" style:contextual-spacing="false" fo:line-height="120%" fo:orphans="2" fo:widows="2" fo:text-indent="0in" style:auto-text-indent="false"/>
    </style:style>
    <style:style style:name="P6" style:family="paragraph" style:parent-style-name="Text_20_body">
      <style:paragraph-properties fo:margin-left="0.3126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7" style:family="paragraph" style:parent-style-name="Text_20_body" style:list-style-name="L1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8" style:family="paragraph" style:parent-style-name="Text_20_body" style:list-style-name="L1">
      <style:paragraph-properties fo:margin-left="0.3126in" fo:margin-right="0in" fo:margin-top="0.1043in" fo:margin-bottom="0in" style:contextual-spacing="false" fo:orphans="2" fo:widows="2" fo:text-indent="0in" style:auto-text-indent="false"/>
    </style:style>
    <style:style style:name="P9" style:family="paragraph" style:parent-style-name="Text_20_body" style:list-style-name="L1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10" style:family="paragraph" style:parent-style-name="Text_20_body" style:list-style-name="L2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11" style:family="paragraph" style:parent-style-name="Text_20_body" style:list-style-name="L2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12" style:family="paragraph" style:parent-style-name="Text_20_body" style:list-style-name="L3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13" style:family="paragraph" style:parent-style-name="Text_20_body" style:list-style-name="L3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14" style:family="paragraph" style:parent-style-name="Text_20_body" style:list-style-name="L4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15" style:family="paragraph" style:parent-style-name="Text_20_body" style:list-style-name="L4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16" style:family="paragraph" style:parent-style-name="Text_20_body" style:list-style-name="L5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17" style:family="paragraph" style:parent-style-name="Text_20_body" style:list-style-name="L5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18" style:family="paragraph" style:parent-style-name="Text_20_body" style:list-style-name="L6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19" style:family="paragraph" style:parent-style-name="Text_20_body" style:list-style-name="L7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20" style:family="paragraph" style:parent-style-name="Text_20_body" style:list-style-name="L7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21" style:family="paragraph" style:parent-style-name="Text_20_body" style:list-style-name="L8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22" style:family="paragraph" style:parent-style-name="Text_20_body" style:list-style-name="L8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23" style:family="paragraph" style:parent-style-name="Text_20_body" style:list-style-name="L9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24" style:family="paragraph" style:parent-style-name="Text_20_body" style:list-style-name="L9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25" style:family="paragraph" style:parent-style-name="Text_20_body" style:list-style-name="L9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26" style:family="paragraph" style:parent-style-name="Text_20_body" style:list-style-name="L10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27" style:family="paragraph" style:parent-style-name="Text_20_body" style:list-style-name="L10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28" style:family="paragraph" style:parent-style-name="Text_20_body" style:list-style-name="L10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29" style:family="paragraph" style:parent-style-name="Text_20_body" style:list-style-name="L11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30" style:family="paragraph" style:parent-style-name="Text_20_body" style:list-style-name="L11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31" style:family="paragraph" style:parent-style-name="Text_20_body" style:list-style-name="L11">
      <style:paragraph-properties fo:margin-left="0.3126in" fo:margin-right="0in" fo:margin-top="0.1043in" fo:margin-bottom="0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32" style:family="paragraph" style:parent-style-name="Text_20_body" style:list-style-name="L12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33" style:family="paragraph" style:parent-style-name="Text_20_body" style:list-style-name="L13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34" style:family="paragraph" style:parent-style-name="Text_20_body" style:list-style-name="L14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35" style:family="paragraph" style:parent-style-name="Text_20_body" style:list-style-name="L15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36" style:family="paragraph" style:parent-style-name="Text_20_body" style:list-style-name="L16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37" style:family="paragraph" style:parent-style-name="Text_20_body" style:list-style-name="L17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38" style:family="paragraph" style:parent-style-name="Text_20_body" style:list-style-name="L17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39" style:family="paragraph" style:parent-style-name="Text_20_body" style:list-style-name="L18">
      <style:paragraph-properties fo:margin-left="0.3126in" fo:margin-right="0in" fo:margin-top="0.1043in" fo:margin-bottom="0.0972in" style:contextual-spacing="false" fo:orphans="2" fo:widows="2" fo:text-indent="0in" style:auto-text-indent="false"/>
    </style:style>
    <style:style style:name="P40" style:family="paragraph" style:parent-style-name="Text_20_body" style:list-style-name="L18">
      <style:paragraph-properties fo:margin-left="0.3126in" fo:margin-right="0in" fo:margin-top="0.1043in" fo:margin-bottom="0.0972in" style:contextual-spacing="false" fo:orphans="2" fo:widows="2" fo:text-indent="0in" style:auto-text-indent="false"/>
      <style:text-properties fo:font-variant="normal" fo:text-transform="none" fo:color="#ffffff" loext:opacity="100%" style:font-name="Poppins" fo:font-size="12pt" fo:letter-spacing="normal" fo:font-style="normal" fo:font-weight="normal" fo:background-color="transparent"/>
    </style:style>
    <style:style style:name="P41" style:family="paragraph" style:parent-style-name="Standard">
      <style:text-properties fo:color="#ffffff" loext:opacity="100%" fo:background-color="transparent"/>
    </style:style>
    <style:style style:name="T1" style:family="text">
      <style:text-properties style:font-name="Poppins" fo:font-size="12pt" fo:font-style="normal" fo:font-weight="bold"/>
    </style:style>
    <style:style style:name="T2" style:family="text">
      <style:text-properties fo:font-variant="normal" fo:text-transform="none" fo:color="#ffffff" loext:opacity="100%" style:font-name="Poppins" fo:font-size="12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ffffff" loext:opacity="100%" style:font-name="Poppins" fo:font-size="12pt" fo:letter-spacing="normal" fo:font-style="normal" fo:font-weight="bold" fo:background-color="transparent" loext:char-shading-value="0"/>
    </style:style>
    <style:style style:name="T4" style:family="text">
      <style:text-properties fo:font-variant="normal" fo:text-transform="none" fo:color="#ffffff" loext:opacity="100%" fo:letter-spacing="normal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Requirements for the Airbnb Clone Backend</text:h>
      <text:h text:style-name="P2" text:outline-level="3">🎯 <text:span text:style-name="T1">Objective:</text:span></text:h>
      <text:p text:style-name="P3"><text:span text:style-name="T2">Learners will </text:span><text:span text:style-name="Strong_20_Emphasis"><text:span text:style-name="T3">identify and document the key features and functionalities of the Airbnb Clone backend</text:span></text:span><text:span text:style-name="T2"> by understanding the technical and functional requirements necessary for building a scalable, secure, and robust system.</text:span></text:p>
      <text:h text:style-name="P4" text:outline-level="3"><text:span text:style-name="T4">📚 </text:span><text:span text:style-name="Strong_20_Emphasis"><text:span text:style-name="T3">Introduction to Project Requirements</text:span></text:span></text:h>
      <text:p text:style-name="P3"><text:span text:style-name="T2">Backend development involves creating the server-side logic, database management, and API integrations that power a web application. In this concept page, we will focus on the backend requirements for the </text:span><text:span text:style-name="Strong_20_Emphasis"><text:span text:style-name="T3">Airbnb Clone project</text:span></text:span><text:span text:style-name="T2">, emphasizing the key features that make the app functional, user-friendly, and efficient.</text:span></text:p>
      <text:p text:style-name="P3"><text:span text:style-name="T2">The requirements outlined below are categorized into </text:span><text:span text:style-name="Strong_20_Emphasis"><text:span text:style-name="T3">Core Functionalities</text:span></text:span><text:span text:style-name="T2">, </text:span><text:span text:style-name="Strong_20_Emphasis"><text:span text:style-name="T3">Technical Requirements</text:span></text:span><text:span text:style-name="T2">, and </text:span><text:span text:style-name="Strong_20_Emphasis"><text:span text:style-name="T3">Non-Functional Requirements</text:span></text:span><text:span text:style-name="T2">.</text:span></text:p>
      <text:h text:style-name="P5" text:outline-level="2"><text:span text:style-name="T4">🔑 </text:span><text:span text:style-name="Strong_20_Emphasis"><text:span text:style-name="T3">Core Functionalities</text:span></text:span></text:h>
      <text:p text:style-name="P6">The backend for the Airbnb Clone must enable key features that align with the functionalities of a rental marketplace.</text:p>
      <text:h text:style-name="P4" text:outline-level="3"><text:span text:style-name="T3">1. </text:span><text:span text:style-name="Strong_20_Emphasis"><text:span text:style-name="T3">User Management</text:span></text:span></text:h>
      <text:list text:style-name="L1">
        <text:list-item>
          <text:p text:style-name="P7"><text:span text:style-name="Strong_20_Emphasis"><text:span text:style-name="T3">User Registration</text:span></text:span><text:span text:style-name="T2">:</text:span></text:p>
          <text:list>
            <text:list-item>
              <text:p text:style-name="P8"><text:span text:style-name="T2">Allow users to sign up as </text:span><text:span text:style-name="Strong_20_Emphasis"><text:span text:style-name="T3">guests</text:span></text:span><text:span text:style-name="T2"> or </text:span><text:span text:style-name="Strong_20_Emphasis"><text:span text:style-name="T3">hosts</text:span></text:span><text:span text:style-name="T2">.</text:span></text:p>
            </text:list-item>
            <text:list-item>
              <text:p text:style-name="P8"><text:span text:style-name="T2">Use secure authentication methods like </text:span><text:span text:style-name="Strong_20_Emphasis"><text:span text:style-name="T3">JWT (JSON Web Tokens)</text:span></text:span><text:span text:style-name="T2">.</text:span></text:p>
            </text:list-item>
          </text:list>
        </text:list-item>
        <text:list-item>
          <text:p text:style-name="P7"><text:span text:style-name="Strong_20_Emphasis"><text:span text:style-name="T3">User Login and Authentication</text:span></text:span><text:span text:style-name="T2">:</text:span></text:p>
          <text:list>
            <text:list-item>
              <text:p text:style-name="P9"><text:soft-page-break/>Implement login via email and password.</text:p>
            </text:list-item>
            <text:list-item>
              <text:p text:style-name="P8"><text:span text:style-name="T2">Include </text:span><text:span text:style-name="Strong_20_Emphasis"><text:span text:style-name="T3">OAuth</text:span></text:span><text:span text:style-name="T2"> options (e.g., Google, Facebook).</text:span></text:p>
            </text:list-item>
          </text:list>
        </text:list-item>
        <text:list-item>
          <text:p text:style-name="P7"><text:span text:style-name="Strong_20_Emphasis"><text:span text:style-name="T3">Profile Management</text:span></text:span><text:span text:style-name="T2">:</text:span></text:p>
          <text:list>
            <text:list-item>
              <text:p text:style-name="P9">Enable users to update their profiles, including profile photos, contact info, and preferences.</text:p>
            </text:list-item>
          </text:list>
        </text:list-item>
      </text:list>
      <text:h text:style-name="P4" text:outline-level="3"><text:span text:style-name="T3">2. </text:span><text:span text:style-name="Strong_20_Emphasis"><text:span text:style-name="T3">Property Listings Management</text:span></text:span></text:h>
      <text:list text:style-name="L2">
        <text:list-item>
          <text:p text:style-name="P10"><text:span text:style-name="Strong_20_Emphasis"><text:span text:style-name="T3">Add Listings</text:span></text:span><text:span text:style-name="T2">:</text:span></text:p>
          <text:list>
            <text:list-item>
              <text:p text:style-name="P11">Hosts can create property listings by providing details such as title, description, location, price, amenities, and availability.</text:p>
            </text:list-item>
          </text:list>
        </text:list-item>
        <text:list-item>
          <text:p text:style-name="P10"><text:span text:style-name="Strong_20_Emphasis"><text:span text:style-name="T3">Edit/Delete Listings</text:span></text:span><text:span text:style-name="T2">:</text:span></text:p>
          <text:list>
            <text:list-item>
              <text:p text:style-name="P11">Hosts can update or remove their property listings.</text:p>
            </text:list-item>
          </text:list>
        </text:list-item>
      </text:list>
      <text:h text:style-name="P4" text:outline-level="3"><text:span text:style-name="T3">3. </text:span><text:span text:style-name="Strong_20_Emphasis"><text:span text:style-name="T3">Search and Filtering</text:span></text:span></text:h>
      <text:list text:style-name="L3">
        <text:list-item>
          <text:p text:style-name="P12">Implement search functionality to allow users to find properties by:</text:p>
          <text:list>
            <text:list-item>
              <text:p text:style-name="P13">Location</text:p>
            </text:list-item>
            <text:list-item>
              <text:p text:style-name="P13">Price range</text:p>
            </text:list-item>
            <text:list-item>
              <text:p text:style-name="P13">Number of guests</text:p>
            </text:list-item>
            <text:list-item>
              <text:p text:style-name="P13">Amenities (e.g., Wi-Fi, pool, pet-friendly)</text:p>
            </text:list-item>
          </text:list>
        </text:list-item>
        <text:list-item>
          <text:p text:style-name="P12">Include pagination for large datasets.</text:p>
        </text:list-item>
      </text:list>
      <text:h text:style-name="P4" text:outline-level="3"><text:span text:style-name="T3">4. </text:span><text:span text:style-name="Strong_20_Emphasis"><text:span text:style-name="T3">Booking Management</text:span></text:span></text:h>
      <text:list text:style-name="L4">
        <text:list-item>
          <text:p text:style-name="P14"><text:span text:style-name="Strong_20_Emphasis"><text:span text:style-name="T3">Booking Creation</text:span></text:span><text:span text:style-name="T2">:</text:span></text:p>
          <text:list>
            <text:list-item>
              <text:p text:style-name="P15">Guests can book a property for specified dates.</text:p>
            </text:list-item>
            <text:list-item>
              <text:p text:style-name="P15">Prevent double bookings using date validation.</text:p>
            </text:list-item>
          </text:list>
        </text:list-item>
        <text:list-item>
          <text:p text:style-name="P14"><text:span text:style-name="Strong_20_Emphasis"><text:span text:style-name="T3">Booking Cancellation</text:span></text:span><text:span text:style-name="T2">:</text:span></text:p>
          <text:list>
            <text:list-item>
              <text:p text:style-name="P15">Allow guests or hosts to cancel bookings based on the cancellation policy.</text:p>
            </text:list-item>
          </text:list>
        </text:list-item>
        <text:list-item>
          <text:p text:style-name="P14"><text:span text:style-name="Strong_20_Emphasis"><text:span text:style-name="T3">Booking Status</text:span></text:span><text:span text:style-name="T2">:</text:span></text:p>
          <text:list>
            <text:list-item>
              <text:p text:style-name="P15"><text:soft-page-break/>Track booking statuses such as pending, confirmed, canceled, or completed.</text:p>
            </text:list-item>
          </text:list>
        </text:list-item>
      </text:list>
      <text:h text:style-name="P4" text:outline-level="3"><text:span text:style-name="T3">5. </text:span><text:span text:style-name="Strong_20_Emphasis"><text:span text:style-name="T3">Payment Integration</text:span></text:span></text:h>
      <text:list text:style-name="L5">
        <text:list-item>
          <text:p text:style-name="P16">Implement secure payment gateways (e.g., Stripe, PayPal) to handle:</text:p>
          <text:list>
            <text:list-item>
              <text:p text:style-name="P17">Upfront payments by guests.</text:p>
            </text:list-item>
            <text:list-item>
              <text:p text:style-name="P17">Automatic payouts to hosts after a booking is completed.</text:p>
            </text:list-item>
          </text:list>
        </text:list-item>
        <text:list-item>
          <text:p text:style-name="P16">Include support for multiple currencies.</text:p>
        </text:list-item>
      </text:list>
      <text:h text:style-name="P4" text:outline-level="3"><text:span text:style-name="T3">6. </text:span><text:span text:style-name="Strong_20_Emphasis"><text:span text:style-name="T3">Reviews and Ratings</text:span></text:span></text:h>
      <text:list text:style-name="L6">
        <text:list-item>
          <text:p text:style-name="P18">Guests can leave reviews and ratings for properties.</text:p>
        </text:list-item>
        <text:list-item>
          <text:p text:style-name="P18">Hosts can respond to reviews.</text:p>
        </text:list-item>
        <text:list-item>
          <text:p text:style-name="P18">Ensure reviews are linked to specific bookings to prevent abuse.</text:p>
        </text:list-item>
      </text:list>
      <text:h text:style-name="P4" text:outline-level="3"><text:span text:style-name="T3">7. </text:span><text:span text:style-name="Strong_20_Emphasis"><text:span text:style-name="T3">Notifications System</text:span></text:span></text:h>
      <text:list text:style-name="L7">
        <text:list-item>
          <text:p text:style-name="P19">Implement email and in-app notifications for:</text:p>
          <text:list>
            <text:list-item>
              <text:p text:style-name="P20">Booking confirmations</text:p>
            </text:list-item>
            <text:list-item>
              <text:p text:style-name="P20">Cancellations</text:p>
            </text:list-item>
            <text:list-item>
              <text:p text:style-name="P20">Payment updates</text:p>
            </text:list-item>
          </text:list>
        </text:list-item>
      </text:list>
      <text:h text:style-name="P4" text:outline-level="3"><text:span text:style-name="T3">8. </text:span><text:span text:style-name="Strong_20_Emphasis"><text:span text:style-name="T3">Admin Dashboard</text:span></text:span></text:h>
      <text:list text:style-name="L8">
        <text:list-item>
          <text:p text:style-name="P21">Create an admin interface for monitoring and managing:</text:p>
          <text:list>
            <text:list-item>
              <text:p text:style-name="P22">Users</text:p>
            </text:list-item>
            <text:list-item>
              <text:p text:style-name="P22">Listings</text:p>
            </text:list-item>
            <text:list-item>
              <text:p text:style-name="P22">Bookings</text:p>
            </text:list-item>
            <text:list-item>
              <text:p text:style-name="P22">Payments</text:p>
            </text:list-item>
          </text:list>
        </text:list-item>
      </text:list>
      <text:h text:style-name="P5" text:outline-level="2"><text:soft-page-break/><text:span text:style-name="T4">🛠️ </text:span><text:span text:style-name="Strong_20_Emphasis"><text:span text:style-name="T3">Technical Requirements</text:span></text:span></text:h>
      <text:h text:style-name="P4" text:outline-level="3"><text:span text:style-name="T3">1. </text:span><text:span text:style-name="Strong_20_Emphasis"><text:span text:style-name="T3">Database Management</text:span></text:span></text:h>
      <text:list text:style-name="L9">
        <text:list-item>
          <text:p text:style-name="P23"><text:span text:style-name="T2">Use a relational database such as </text:span><text:span text:style-name="Strong_20_Emphasis"><text:span text:style-name="T3">PostgreSQL</text:span></text:span><text:span text:style-name="T2"> or </text:span><text:span text:style-name="Strong_20_Emphasis"><text:span text:style-name="T3">MySQL</text:span></text:span><text:span text:style-name="T2">.</text:span></text:p>
        </text:list-item>
        <text:list-item>
          <text:p text:style-name="P24">Required tables:</text:p>
          <text:list>
            <text:list-item>
              <text:p text:style-name="P25">Users (guests and hosts)</text:p>
            </text:list-item>
            <text:list-item>
              <text:p text:style-name="P25">Properties</text:p>
            </text:list-item>
            <text:list-item>
              <text:p text:style-name="P25">Bookings</text:p>
            </text:list-item>
            <text:list-item>
              <text:p text:style-name="P25">Reviews</text:p>
            </text:list-item>
            <text:list-item>
              <text:p text:style-name="P25">Payments</text:p>
            </text:list-item>
          </text:list>
        </text:list-item>
      </text:list>
      <text:h text:style-name="P4" text:outline-level="3"><text:span text:style-name="T3">2. </text:span><text:span text:style-name="Strong_20_Emphasis"><text:span text:style-name="T3">API Development</text:span></text:span></text:h>
      <text:list text:style-name="L10">
        <text:list-item>
          <text:p text:style-name="P26"><text:span text:style-name="T2">Use </text:span><text:span text:style-name="Strong_20_Emphasis"><text:span text:style-name="T3">RESTful APIs</text:span></text:span><text:span text:style-name="T2"> to expose backend functionalities to the frontend.</text:span></text:p>
        </text:list-item>
        <text:list-item>
          <text:p text:style-name="P27">Include proper HTTP methods and status codes for:</text:p>
          <text:list>
            <text:list-item>
              <text:p text:style-name="P28">GET (retrieve data)</text:p>
            </text:list-item>
            <text:list-item>
              <text:p text:style-name="P28">POST (create data)</text:p>
            </text:list-item>
            <text:list-item>
              <text:p text:style-name="P28">PUT/PATCH (update data)</text:p>
            </text:list-item>
            <text:list-item>
              <text:p text:style-name="P28">DELETE (remove data)</text:p>
            </text:list-item>
          </text:list>
        </text:list-item>
        <text:list-item>
          <text:p text:style-name="P26"><text:span text:style-name="T2">Use </text:span><text:span text:style-name="Strong_20_Emphasis"><text:span text:style-name="T3">GraphQL</text:span></text:span><text:span text:style-name="T2"> for complex data fetching scenarios (optional but recommended).</text:span></text:p>
        </text:list-item>
      </text:list>
      <text:h text:style-name="P4" text:outline-level="3"><text:span text:style-name="T3">3. </text:span><text:span text:style-name="Strong_20_Emphasis"><text:span text:style-name="T3">Authentication and Authorization</text:span></text:span></text:h>
      <text:list text:style-name="L11">
        <text:list-item>
          <text:p text:style-name="P29"><text:span text:style-name="T2">Use </text:span><text:span text:style-name="Strong_20_Emphasis"><text:span text:style-name="T3">JWT</text:span></text:span><text:span text:style-name="T2"> for secure user sessions.</text:span></text:p>
        </text:list-item>
        <text:list-item>
          <text:p text:style-name="P30">Implement role-based access control (RBAC) to differentiate permissions between:</text:p>
          <text:list>
            <text:list-item>
              <text:p text:style-name="P31">Guests</text:p>
            </text:list-item>
            <text:list-item>
              <text:p text:style-name="P31">Hosts</text:p>
            </text:list-item>
            <text:list-item>
              <text:p text:style-name="P31"><text:soft-page-break/>Admins</text:p>
            </text:list-item>
          </text:list>
        </text:list-item>
      </text:list>
      <text:h text:style-name="P4" text:outline-level="3"><text:span text:style-name="T3">4. </text:span><text:span text:style-name="Strong_20_Emphasis"><text:span text:style-name="T3">File Storage</text:span></text:span><text:span text:style-name="T3"> (Scenario based)</text:span></text:h>
      <text:list text:style-name="L12">
        <text:list-item>
          <text:p text:style-name="P32"><text:span text:style-name="T2">Store property images and user profile photos in cloud storage solutions such as </text:span><text:span text:style-name="Strong_20_Emphasis"><text:span text:style-name="T3">AWS S3</text:span></text:span><text:span text:style-name="T2"> or </text:span><text:span text:style-name="Strong_20_Emphasis"><text:span text:style-name="T3">Cloudinary</text:span></text:span><text:span text:style-name="T2">. For implementation, we will use file storage</text:span></text:p>
        </text:list-item>
      </text:list>
      <text:h text:style-name="P4" text:outline-level="3"><text:span text:style-name="T3">5. </text:span><text:span text:style-name="Strong_20_Emphasis"><text:span text:style-name="T3">Third-Party Services</text:span></text:span></text:h>
      <text:list text:style-name="L13">
        <text:list-item>
          <text:p text:style-name="P33"><text:span text:style-name="T2">Use email services like </text:span><text:span text:style-name="Strong_20_Emphasis"><text:span text:style-name="T3">SendGrid</text:span></text:span><text:span text:style-name="T2"> or </text:span><text:span text:style-name="Strong_20_Emphasis"><text:span text:style-name="T3">Mailgun</text:span></text:span><text:span text:style-name="T2"> for email notifications.</text:span></text:p>
        </text:list-item>
      </text:list>
      <text:h text:style-name="P4" text:outline-level="3"><text:span text:style-name="T3">6. </text:span><text:span text:style-name="Strong_20_Emphasis"><text:span text:style-name="T3">Error Handling and Logging</text:span></text:span></text:h>
      <text:list text:style-name="L14">
        <text:list-item>
          <text:p text:style-name="P34">Implement global error handling for APIs.</text:p>
        </text:list-item>
      </text:list>
      <text:h text:style-name="P5" text:outline-level="2"><text:span text:style-name="T4">🚀 </text:span><text:span text:style-name="Strong_20_Emphasis"><text:span text:style-name="T3">Non-Functional Requirements</text:span></text:span></text:h>
      <text:h text:style-name="P4" text:outline-level="3"><text:span text:style-name="T3">1. </text:span><text:span text:style-name="Strong_20_Emphasis"><text:span text:style-name="T3">Scalability</text:span></text:span></text:h>
      <text:list text:style-name="L15">
        <text:list-item>
          <text:p text:style-name="P35">Use a modular architecture to ensure the app scales easily as traffic increases.</text:p>
        </text:list-item>
        <text:list-item>
          <text:p text:style-name="P35">Enable horizontal scaling using load balancers.</text:p>
        </text:list-item>
      </text:list>
      <text:h text:style-name="P4" text:outline-level="3"><text:span text:style-name="T3">2. </text:span><text:span text:style-name="Strong_20_Emphasis"><text:span text:style-name="T3">Security</text:span></text:span></text:h>
      <text:list text:style-name="L16">
        <text:list-item>
          <text:p text:style-name="P36">Secure sensitive data (e.g., passwords, payment information) using encryption.</text:p>
        </text:list-item>
        <text:list-item>
          <text:p text:style-name="P36">Implement firewalls and rate limiting to prevent malicious activities.</text:p>
        </text:list-item>
      </text:list>
      <text:h text:style-name="P4" text:outline-level="3"><text:soft-page-break/><text:span text:style-name="T3">3. </text:span><text:span text:style-name="Strong_20_Emphasis"><text:span text:style-name="T3">Performance Optimization</text:span></text:span></text:h>
      <text:list text:style-name="L17">
        <text:list-item>
          <text:p text:style-name="P37"><text:span text:style-name="T2">Use </text:span><text:span text:style-name="Strong_20_Emphasis"><text:span text:style-name="T3">caching</text:span></text:span><text:span text:style-name="T2"> tools like Redis to improve response times for frequently accessed data (e.g., search results).</text:span></text:p>
        </text:list-item>
        <text:list-item>
          <text:p text:style-name="P38">Optimize database queries to reduce server load.</text:p>
        </text:list-item>
      </text:list>
      <text:h text:style-name="P4" text:outline-level="3"><text:span text:style-name="T3">4. </text:span><text:span text:style-name="Strong_20_Emphasis"><text:span text:style-name="T3">Testing</text:span></text:span></text:h>
      <text:list text:style-name="L18">
        <text:list-item>
          <text:p text:style-name="P39"><text:span text:style-name="T2">Implement unit and integration tests using frameworks like </text:span><text:span text:style-name="Strong_20_Emphasis"><text:span text:style-name="T3">pytest</text:span></text:span><text:span text:style-name="T2"> .</text:span></text:p>
        </text:list-item>
        <text:list-item>
          <text:p text:style-name="P40">Include automated API testing to ensure endpoints function as expected.</text:p>
        </text:list-item>
      </text:list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6-29T17:05:53.085746339</dc:date>
    <meta:editing-duration>PT1M13S</meta:editing-duration>
    <meta:editing-cycles>1</meta:editing-cycles>
    <meta:document-statistic meta:table-count="0" meta:image-count="0" meta:object-count="0" meta:page-count="6" meta:paragraph-count="99" meta:word-count="680" meta:character-count="4336" meta:non-whitespace-character-count="3826"/>
  </office:meta>
</office:document-meta>
</file>